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b56" officeooo:paragraph-rsid="00061b56"/>
    </style:style>
    <style:style style:name="T1" style:family="text">
      <style:text-properties officeooo:rsid="00061b5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2: Final Project Evaluation Sheet</text:p>
      <text:p text:style-name="Standard"><draw:frame draw:style-name="fr1" draw:name="Object1" text:anchor-type="paragraph" svg:width="8.5in" svg:height="4.0457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61b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Jozsef Morrisse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8:41:44.026519129</meta:creation-date>
    <dc:date>2016-04-13T18:46:11.889476149</dc:date>
    <meta:editing-duration>P0D</meta:editing-duration>
    <meta:editing-cycles>1</meta:editing-cycles>
    <meta:document-statistic meta:table-count="0" meta:image-count="0" meta:object-count="1" meta:page-count="1" meta:paragraph-count="2" meta:word-count="8" meta:character-count="56" meta:non-whitespace-character-count="48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6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Scoring</text:p>
          </table:table-cell>
          <table:table-cell table:style-name="Default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asic Prepa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eve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ub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ode Submi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Decompos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Overall Des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articip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Basic Graphic Display implement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Completed the requirements defined for the week in proposal</text:p>
          </table:table-cell>
        </table:table-row>
        <table:table-row table:style-name="ro4">
          <table:table-cell office:value-type="string" calcext:value-type="string">
            <text:p>Plan necessary function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raphical Displ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6</text:p>
          </table:table-cell>
          <table:table-cell/>
        </table:table-row>
        <table:table-row table:style-name="ro4"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4"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4">
          <table:table-cell office:value-type="string" calcext:value-type="string">
            <text:p>Appl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4">
          <table:table-cell office:value-type="string" calcext:value-type="string">
            <text:p>Initializ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5">
          <table:table-cell office:value-type="string" calcext:value-type="string">
            <text:p>Schedu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Revised final project schedule if necessary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float" office:value="72" calcext:value-type="float">
            <text:p>72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8:42:25.494334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